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text-properties fo:font-weight="bold" style:font-weight-asian="bold"/>
    </style:style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Riverside JS Workshop for<text:s/>May – Once more<text:s/>into the Awesome</text:p>
      <text:p text:style-name="Normal">To JavaScripters of all skill levels,</text:p>
      <text:p text:style-name="Normal">We are hosting our monthly workshop on<text:s/>Monday,<text:s/>May<text:s/>4,<text:s/>2015 at the Riverside I/O workspace. <text:s/>We’re going to<text:s/>continue with the team-builder app we started<text:s/>last month in this two part workshop. <text:s/></text:p>
      <text:p text:style-name="P2">First Things First</text:p>
      <text:p text:style-name="Normal">In the first, we’re going<text:s/>to review the solutions to last month’s challenge.<text:s/><text:s text:c="2"/>Bring your solution in whatever shape it’s in, and share your good work with the group.<text:s/></text:p>
      <text:p text:style-name="P3">About the Challenge<text:s/></text:p>
      <text:p text:style-name="Normal">For those who missed last month and want to join in, here’s the task. <text:s/>Create<text:s/>a<text:s/>web app that builds teams from the members in attendance at a given JS<text:s/>Workshop. <text:s/>To do that, it<text:s/>needs to get the<text:s/>data from Meetup.com through the api, using the rsvp and member information for<text:s/>that<text:s/>given workshop. <text:s/>With that<text:s/>data,<text:s/>your app create<text:s/>a number<text:s/>teams<text:s/>and assigns<text:s/>all of the members in attendance<text:s/>to one. <text:s/>The teams are to be equally balanced<text:s/>in skill level, distributing<text:s/>members<text:s/>of<text:s/>higher and lower skill levels<text:s/>evenly across teams. <text:s/>Members’<text:s/>skill<text:s/>level is determined by the answers<text:s/>to the first question in their Riverside JS Workshop profile on Meetup.com, which asks<text:s/>each individual to rate his/her<text:s/>skill level on a scale of 1 to 5. <text:s/>Also, your<text:s/>app is to provide a mechanism for controlling either<text:s/>(1)<text:s/>the total number of teams or<text:s/>(2) the maximum size of each team.<text:s text:c="2"/>Finally, your<text:s/>app<text:s/>needs to persist the data,<text:s/>and<text:s/>we decided<text:s/>at April’s workshop<text:s/>that we’d use Local Storage for this iteration.</text:p>
      <text:p text:style-name="P4">Be on the Lookout<text:s/>for Bear Traps</text:p>
      <text:p text:style-name="Normal">A few gotchas to look out for: first, your app needs to be able to eliminate no-shows and add walk-ins (members who attend without an rsvp) manually; second, the rsvp data includes both those who say they are coming and those who say they aren’t coming, so make sure to scrub the data<text:s/>-- no phantom team members; last, while you’re scrubbing the data, consider how to deal with members who have either not answered the profile questions<text:s/>or who have entered non-numeric answers.</text:p>
      <text:p text:style-name="P5">Gold Stars for Creativity</text:p>
      <text:p text:style-name="Normal">Don’t’ be afraid to add extra features and you see fit. <text:s/>Assign names randomly to teams. <text:s/>Provide a mechanism to add and edit workshop-level properties, like the task the teams will be engaged in. <text:s/>Are trades allowed? <text:s/>What else is possible?<text:s/></text:p>
      <text:p text:style-name="P6">If all that Wasn’t Enough</text:p>
      <text:p text:style-name="Normal">In the second part of the workshop, we’re going to put this app to use, build some teams and then do a micro-sprint to develop ideas to take this app to the next level. <text:s/>It’s going to be hands on, and it’s going to be a lot of fun. <text:s/></text:p>
      <text:p text:style-name="Normal"/>
      <text:soft-page-break/>
      <text:p text:style-name="P7">So Join Us, Already</text:p>
      <text:p text:style-name="Normal">To attend,<text:s/>RSVP,<text:s/>and<text:s/>while you’re doing that complete your profile by<text:s/>assigning yourself a skill rating between 1 and 5 (I’m working on some objective criteria for this scale, but for now make your best guess -- 1 is you’re relatively new to the language, and 5 is you’re interviewing to be the new head Google’s JavaScript Framework Development Group).<text:s/></text:p>
      <text:p text:style-name="Normal">Finally, please<text:s/>contact me at<text:s/><text:a xlink:href="mailto:riverside.jsw@gmail.com" office:target-frame-name="_top" xlink:show="replace"><text:span text:style-name="Hyperlink">riverside.jsw@gmail.com</text:span></text:a><text:s/>if you’re not already a member of our Google+ community<text:s/>or don’t have access to our Google Drive. <text:s/>You will<text:s/>need to give me your email address, and I promise I won’t try and sell you knock-off Rolex watches or SEO services. <text:s/>If you have any other questions or comments you can contact me at that same email address. <text:s/>I look forward to seeing you there.</text:p>
      <text:p text:style-name="Normal">Good Coding,</text:p>
      <text:p text:style-name="Normal">Sean Olson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ean Olson</meta:initial-creator>
    <dc:creator>Sean Olson</dc:creator>
    <meta:creation-date>2015-03-15T18:03:00Z</meta:creation-date>
    <dc:date>2015-04-25T05:00:00Z</dc:date>
    <meta:template xlink:href="Normal.dotm" xlink:type="simple"/>
    <meta:editing-cycles>1</meta:editing-cycles>
    <meta:editing-duration>PT7800S</meta:editing-duration>
    <meta:document-statistic meta:page-count="2" meta:paragraph-count="6" meta:word-count="505" meta:character-count="3380" meta:row-count="24" meta:non-whitespace-character-count="2881"/>
  </office:meta>
</office:document-meta>
</file>